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nlo" svg:font-family="Menlo, Monaco, Consolas, 'Cascadia Mono', 'Ubuntu Mono', 'DejaVu Sans Mono', 'Liberation Mono', 'JetBrains Mono', 'Fira Code', Cousine, 'Roboto Mono', 'Courier New', Courier, sans-serif, system-ui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quote-cjk-patch" svg:font-family="quote-cjk-patch, Inter, system-ui, apple-system, BlinkMacSystemFont, 'Segoe UI', Roboto, Oxygen, Ubuntu, Cantarell, 'Open Sans', 'Helvetica Neue', sans-serif"/>
  </office:font-face-decls>
  <office:automatic-styles>
    <style:style style:name="P1" style:family="paragraph" style:parent-style-name="Heading_20_3">
      <style:paragraph-properties fo:line-height="150%" fo:text-align="center" style:justify-single-word="false"/>
      <style:text-properties style:font-name="Times New Roman" fo:font-size="14pt" fo:font-weight="normal" officeooo:paragraph-rsid="0018372f" style:font-size-asian="14pt" style:font-weight-asian="normal" style:font-size-complex="14pt" style:font-weight-complex="normal"/>
    </style:style>
    <style:style style:name="P2" style:family="paragraph" style:parent-style-name="Text_20_body">
      <style:paragraph-properties fo:margin-left="0cm" fo:margin-right="0cm" fo:margin-top="0.423cm" fo:margin-bottom="0.423cm" style:contextual-spacing="false" fo:line-height="150%" fo:orphans="2" fo:widows="2" fo:text-indent="0cm" style:auto-text-indent="false"/>
      <style:text-properties fo:font-variant="normal" fo:text-transform="none" style:font-name="Times New Roman" fo:font-size="14pt" fo:letter-spacing="normal" fo:font-style="normal" fo:font-weight="normal" style:font-size-asian="14pt" style:font-weight-asian="normal" style:font-size-complex="14pt" style:font-weight-complex="normal"/>
    </style:style>
    <style:style style:name="P3" style:family="paragraph" style:parent-style-name="Text_20_body">
      <style:paragraph-properties fo:margin-left="0cm" fo:margin-right="0cm" fo:margin-top="0.423cm" fo:margin-bottom="0.423cm" style:contextual-spacing="false" fo:line-height="150%" fo:orphans="2" fo:widows="2" fo:text-indent="0cm" style:auto-text-indent="false"/>
    </style:style>
    <style:style style:name="P4" style:family="paragraph" style:parent-style-name="Text_20_body">
      <style:paragraph-properties fo:margin-left="0cm" fo:margin-right="0cm" fo:margin-top="0.423cm" fo:margin-bottom="0.423cm" style:contextual-spacing="false" fo:line-height="150%" fo:orphans="2" fo:widows="2" fo:text-indent="0cm" style:auto-text-indent="false"/>
      <style:text-properties officeooo:paragraph-rsid="001a6c9e"/>
    </style:style>
    <style:style style:name="P5" style:family="paragraph" style:parent-style-name="Text_20_body">
      <style:paragraph-properties fo:margin-left="0cm" fo:margin-right="0cm" fo:margin-top="0.423cm" fo:margin-bottom="0.423cm" style:contextual-spacing="false" fo:line-height="150%" fo:orphans="2" fo:widows="2" fo:text-indent="0cm" style:auto-text-indent="false"/>
      <style:text-properties officeooo:paragraph-rsid="001c4180"/>
    </style:style>
    <style:style style:name="P6" style:family="paragraph" style:parent-style-name="Text_20_body">
      <style:paragraph-properties fo:line-height="150%" fo:text-align="center" style:justify-single-word="false"/>
      <style:text-properties style:font-name="Times New Roman" fo:font-size="14pt" fo:font-weight="normal" officeooo:paragraph-rsid="0018372f" style:font-size-asian="14pt" style:font-weight-asian="normal" style:font-size-complex="14pt" style:font-weight-complex="normal"/>
    </style:style>
    <style:style style:name="P7" style:family="paragraph" style:parent-style-name="Text_20_body">
      <style:paragraph-properties fo:margin-left="0cm" fo:margin-right="0cm" fo:margin-top="0.423cm" fo:margin-bottom="0.423cm" style:contextual-spacing="false" fo:line-height="150%" fo:orphans="2" fo:widows="2" fo:text-indent="0cm" style:auto-text-indent="false"/>
      <style:text-properties style:font-name="Times New Roman" fo:font-size="14pt" officeooo:paragraph-rsid="001a6c9e" style:font-size-asian="14pt" style:font-size-complex="14pt"/>
    </style:style>
    <style:style style:name="T1" style:family="text">
      <style:text-properties fo:font-variant="normal" fo:text-transform="none" style:font-name="quote-cjk-patch" fo:font-size="12pt" fo:letter-spacing="normal" fo:font-style="normal" fo:font-weight="bold"/>
    </style:style>
    <style:style style:name="T2" style:family="text">
      <style:text-properties fo:font-variant="normal" fo:text-transform="none" style:font-name="quote-cjk-patch" fo:font-size="12pt" fo:letter-spacing="normal" fo:font-style="normal" fo:font-weight="bold" officeooo:rsid="0018372f"/>
    </style:style>
    <style:style style:name="T3" style:family="text">
      <style:text-properties fo:font-variant="normal" fo:text-transform="none" style:font-name="quote-cjk-patch" fo:font-size="12pt" fo:letter-spacing="normal" fo:font-style="normal" fo:font-weight="normal"/>
    </style:style>
    <style:style style:name="T4" style:family="text">
      <style:text-properties fo:font-variant="normal" fo:text-transform="none" style:font-name="quote-cjk-patch" fo:font-size="14pt" fo:letter-spacing="normal" fo:font-style="normal" fo:font-weight="bold" style:font-size-asian="14pt" style:font-size-complex="14pt"/>
    </style:style>
    <style:style style:name="T5" style:family="text">
      <style:text-properties fo:font-variant="normal" fo:text-transform="none" style:font-name="quote-cjk-patch" fo:font-size="14pt" fo:letter-spacing="normal" fo:font-style="normal" fo:font-weight="normal" style:font-size-asian="14pt" style:font-size-complex="14pt"/>
    </style:style>
    <style:style style:name="T6" style:family="text">
      <style:text-properties fo:font-variant="normal" fo:text-transform="none" style:font-name="quote-cjk-patch" fo:letter-spacing="normal" fo:font-style="normal" fo:font-weight="bold"/>
    </style:style>
    <style:style style:name="T7" style:family="text">
      <style:text-properties fo:font-variant="normal" fo:text-transform="none" style:font-name="quote-cjk-patch" fo:letter-spacing="normal" fo:font-style="normal" fo:font-weight="bold" officeooo:rsid="0018372f"/>
    </style:style>
    <style:style style:name="T8" style:family="text">
      <style:text-properties fo:font-variant="normal" fo:text-transform="none" style:font-name="quote-cjk-patch" fo:letter-spacing="normal" fo:font-style="normal" fo:font-weight="normal"/>
    </style:style>
    <style:style style:name="T9" style:family="text">
      <style:text-properties fo:font-variant="normal" fo:text-transform="none" style:font-name="Times New Roman" fo:letter-spacing="normal" fo:font-style="normal" fo:font-weight="bold" style:font-weight-asian="bold" style:font-weight-complex="bold"/>
    </style:style>
    <style:style style:name="T10" style:family="text">
      <style:text-properties fo:font-variant="normal" fo:text-transform="none" style:font-name="Times New Roman" fo:letter-spacing="normal" fo:font-style="normal" fo:font-weight="normal" style:font-weight-asian="normal" style:font-weight-complex="normal"/>
    </style:style>
    <style:style style:name="T11" style:family="text">
      <style:text-properties fo:font-variant="normal" fo:text-transform="none" style:font-name="Times New Roman" fo:letter-spacing="normal" fo:font-style="normal" fo:font-weight="normal" officeooo:rsid="0018372f" style:font-weight-asian="normal" style:font-weight-complex="normal"/>
    </style:style>
    <style:style style:name="T12" style:family="text">
      <style:text-properties fo:font-variant="normal" fo:text-transform="none" style:font-name="Times New Roman" fo:font-size="14pt" fo:letter-spacing="normal" fo:font-style="normal" fo:font-weight="bold" style:font-size-asian="14pt" style:font-size-complex="14pt"/>
    </style:style>
    <style:style style:name="T13" style:family="text">
      <style:text-properties fo:font-variant="normal" fo:text-transform="none" style:font-name="Times New Roman" fo:font-size="14pt" fo:letter-spacing="normal" fo:font-style="normal" fo:font-weight="bold" style:font-size-asian="14pt" style:font-weight-asian="bold" style:font-size-complex="14pt" style:font-weight-complex="bold"/>
    </style:style>
    <style:style style:name="T14" style:family="text">
      <style:text-properties fo:font-variant="normal" fo:text-transform="none" style:font-name="Times New Roman" fo:font-size="14pt" fo:letter-spacing="normal" fo:font-style="normal" fo:font-weight="bold" officeooo:rsid="0018372f" style:font-size-asian="14pt" style:font-weight-asian="bold" style:font-size-complex="14pt" style:font-weight-complex="bold"/>
    </style:style>
    <style:style style:name="T15" style:family="text">
      <style:text-properties fo:font-variant="normal" fo:text-transform="none" style:font-name="Times New Roman" fo:font-size="14pt" fo:letter-spacing="normal" fo:font-style="normal" fo:font-weight="bold" style:font-size-asian="14pt" style:font-weight-asian="bold" style:font-size-complex="14pt" style:font-weight-complex="bold" loext:padding="0cm" loext:border="none"/>
    </style:style>
    <style:style style:name="T16" style:family="text">
      <style:text-properties fo:font-variant="normal" fo:text-transform="none" style:font-name="Times New Roman" fo:font-size="14pt" fo:letter-spacing="normal" fo:font-style="normal" fo:font-weight="bold" officeooo:rsid="001a6c9e" style:font-size-asian="14pt" style:font-weight-asian="bold" style:font-size-complex="14pt" style:font-weight-complex="bold"/>
    </style:style>
    <style:style style:name="T17" style:family="text">
      <style:text-properties fo:font-variant="normal" fo:text-transform="none" style:font-name="Times New Roman" fo:font-size="14pt" fo:letter-spacing="normal" fo:font-style="normal" fo:font-weight="normal" style:font-size-asian="14pt" style:font-size-complex="14pt"/>
    </style:style>
    <style:style style:name="T18" style:family="text">
      <style:text-properties fo:font-variant="normal" fo:text-transform="none" style:font-name="Times New Roman" fo:font-size="14pt" fo:letter-spacing="normal" fo:font-style="normal" fo:font-weight="normal" style:font-size-asian="14pt" style:font-size-complex="14pt" loext:padding="0cm" loext:border="none"/>
    </style:style>
    <style:style style:name="T19" style:family="text">
      <style:text-properties fo:font-variant="normal" fo:text-transform="none" style:font-name="Times New Roman" fo:font-size="14pt" fo:letter-spacing="normal" fo:font-style="normal" fo:font-weight="normal" style:font-size-asian="14pt" style:font-weight-asian="normal" style:font-size-complex="14pt" style:font-weight-complex="normal"/>
    </style:style>
    <style:style style:name="T20" style:family="text">
      <style:text-properties fo:font-variant="normal" fo:text-transform="none" style:font-name="Times New Roman" fo:font-size="14pt" fo:letter-spacing="normal" fo:font-style="normal" fo:font-weight="normal" officeooo:rsid="0018372f" style:font-size-asian="14pt" style:font-weight-asian="normal" style:font-size-complex="14pt" style:font-weight-complex="normal"/>
    </style:style>
    <style:style style:name="T21" style:family="text">
      <style:text-properties fo:font-variant="normal" fo:text-transform="none" style:font-name="Times New Roman" fo:font-size="14pt" fo:letter-spacing="normal" fo:font-style="normal" fo:font-weight="normal" style:font-size-asian="14pt" style:font-weight-asian="normal" style:font-size-complex="14pt" style:font-weight-complex="normal" loext:padding="0cm" loext:border="none"/>
    </style:style>
    <style:style style:name="T22" style:family="text">
      <style:text-properties fo:font-variant="normal" fo:text-transform="none" style:font-name="Times New Roman" fo:font-size="14pt" fo:letter-spacing="normal" fo:font-style="normal" fo:font-weight="normal" officeooo:rsid="001a6c9e" style:font-size-asian="14pt" style:font-weight-asian="normal" style:font-size-complex="14pt" style:font-weight-complex="normal"/>
    </style:style>
    <style:style style:name="T23" style:family="text">
      <style:text-properties fo:font-variant="normal" fo:text-transform="none" style:font-name="Times New Roman" fo:font-size="14pt" fo:letter-spacing="normal" fo:font-style="normal" style:font-size-asian="14pt" style:font-size-complex="14pt"/>
    </style:style>
    <style:style style:name="T24" style:family="text">
      <style:text-properties fo:font-variant="normal" fo:text-transform="none" style:font-name="Times New Roman" fo:font-size="14pt" fo:letter-spacing="normal" fo:font-style="normal" officeooo:rsid="0018372f" style:font-size-asian="14pt" style:font-size-complex="14pt"/>
    </style:style>
    <style:style style:name="T25" style:family="text">
      <style:text-properties fo:font-variant="normal" fo:text-transform="none" style:font-name="Times New Roman" fo:font-size="14pt" fo:letter-spacing="normal" fo:font-style="normal" style:font-size-asian="14pt" style:font-size-complex="14pt" loext:padding="0cm" loext:border="none"/>
    </style:style>
    <style:style style:name="T26" style:family="text">
      <style:text-properties fo:font-variant="normal" fo:text-transform="none" style:font-name="Times New Roman" fo:font-size="14pt" fo:letter-spacing="normal" fo:font-style="normal" officeooo:rsid="001a6c9e" style:font-size-asian="14pt" style:font-size-complex="14pt"/>
    </style:style>
    <style:style style:name="T27" style:family="text">
      <style:text-properties fo:font-variant="normal" fo:text-transform="none" fo:letter-spacing="normal" fo:font-style="normal" fo:font-weight="bold" officeooo:rsid="0018372f"/>
    </style:style>
    <style:style style:name="T28" style:family="text">
      <style:text-properties fo:font-variant="normal" fo:text-transform="none" fo:letter-spacing="normal" fo:font-style="normal" fo:font-weight="bold" officeooo:rsid="0018372f" style:font-weight-asian="bold" style:font-weight-complex="bold"/>
    </style:style>
    <style:style style:name="T29" style:family="text">
      <style:text-properties fo:font-variant="normal" fo:text-transform="none" fo:letter-spacing="normal" fo:font-style="normal" fo:font-weight="bold" officeooo:rsid="001a6c9e" style:font-weight-asian="bold" style:font-weight-complex="bold"/>
    </style:style>
    <style:style style:name="T30" style:family="text">
      <style:text-properties fo:font-variant="normal" fo:text-transform="none" fo:letter-spacing="normal" fo:font-style="normal" fo:font-weight="bold" officeooo:rsid="001a6c9e"/>
    </style:style>
    <style:style style:name="T31" style:family="text">
      <style:text-properties fo:font-variant="normal" fo:text-transform="none" fo:letter-spacing="normal" fo:font-style="normal" fo:font-weight="normal" style:font-weight-asian="normal" style:font-weight-complex="normal"/>
    </style:style>
    <style:style style:name="T32" style:family="text">
      <style:text-properties fo:font-variant="normal" fo:text-transform="none" fo:letter-spacing="normal" fo:font-style="normal" fo:font-weight="normal" officeooo:rsid="0018372f" style:font-weight-asian="normal" style:font-weight-complex="normal"/>
    </style:style>
    <style:style style:name="T33" style:family="text">
      <style:text-properties fo:font-variant="normal" fo:text-transform="none" fo:letter-spacing="normal" fo:font-style="normal" fo:font-weight="normal" officeooo:rsid="001a6c9e" style:font-weight-asian="normal" style:font-weight-complex="normal"/>
    </style:style>
    <style:style style:name="T34" style:family="text">
      <style:text-properties fo:font-variant="normal" fo:text-transform="none" fo:letter-spacing="normal" fo:font-style="normal" officeooo:rsid="0018372f"/>
    </style:style>
    <style:style style:name="T35" style:family="text">
      <style:text-properties fo:font-variant="normal" fo:text-transform="none" fo:letter-spacing="normal" fo:font-style="normal" officeooo:rsid="001a6c9e"/>
    </style:style>
    <style:style style:name="T36" style:family="text">
      <style:text-properties fo:font-variant="normal" fo:text-transform="none" fo:font-size="14pt" fo:letter-spacing="normal" fo:font-style="normal" fo:font-weight="bold" style:font-size-asian="14pt" style:font-size-complex="14pt"/>
    </style:style>
    <style:style style:name="T37" style:family="text">
      <style:text-properties fo:font-variant="normal" fo:text-transform="none" fo:font-size="14pt" fo:letter-spacing="normal" fo:font-style="normal" fo:font-weight="bold" style:font-size-asian="14pt" style:font-weight-asian="bold" style:font-size-complex="14pt" style:font-weight-complex="bold"/>
    </style:style>
    <style:style style:name="T38" style:family="text">
      <style:text-properties fo:font-variant="normal" fo:text-transform="none" fo:font-size="14pt" fo:letter-spacing="normal" fo:font-style="normal" fo:font-weight="normal" style:font-size-asian="14pt" style:font-size-complex="14pt"/>
    </style:style>
    <style:style style:name="T39" style:family="text">
      <style:text-properties fo:font-variant="normal" fo:text-transform="none" fo:font-size="14pt" fo:letter-spacing="normal" fo:font-style="normal" fo:font-weight="normal" style:font-size-asian="14pt" style:font-size-complex="14pt" loext:padding="0cm" loext:border="none"/>
    </style:style>
    <style:style style:name="T40" style:family="text">
      <style:text-properties fo:font-variant="normal" fo:text-transform="none" fo:font-size="14pt" fo:letter-spacing="normal" fo:font-style="normal" fo:font-weight="normal" style:font-size-asian="14pt" style:font-weight-asian="normal" style:font-size-complex="14pt" style:font-weight-complex="normal"/>
    </style:style>
    <style:style style:name="T41" style:family="text">
      <style:text-properties fo:font-variant="normal" fo:text-transform="none" fo:font-size="14pt" fo:letter-spacing="normal" fo:font-style="normal" fo:font-weight="normal" officeooo:rsid="0018372f" style:font-size-asian="14pt" style:font-weight-asian="normal" style:font-size-complex="14pt" style:font-weight-complex="normal"/>
    </style:style>
    <style:style style:name="T42" style:family="text">
      <style:text-properties fo:font-variant="normal" fo:text-transform="none" style:font-name="Menlo" fo:font-size="12pt" fo:letter-spacing="normal" fo:font-style="normal" fo:font-weight="normal" loext:padding="0cm" loext:border="none"/>
    </style:style>
    <style:style style:name="T43" style:family="text">
      <style:text-properties fo:font-variant="normal" fo:text-transform="none" style:font-name="Menlo" fo:letter-spacing="normal" fo:font-style="normal" fo:font-weight="normal" loext:padding="0cm" loext:border="none"/>
    </style:style>
    <style:style style:name="T44" style:family="text">
      <style:text-properties fo:font-variant="normal" fo:text-transform="none" style:font-name="Menlo" fo:font-size="14pt" fo:letter-spacing="normal" fo:font-style="normal" fo:font-weight="normal" style:font-size-asian="14pt" style:font-size-complex="14pt" loext:padding="0cm" loext:border="none"/>
    </style:style>
    <text:list-style style:name="L1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<text:span text:style-name="Strong_20_Emphasis"><text:span text:style-name="T28">ВВЕДЕНИЕ</text:span></text:span></text:h>
      <text:p text:style-name="P5"><text:span text:style-name="Strong_20_Emphasis"><text:span text:style-name="T22"><text:tab/></text:span></text:span><text:span text:style-name="Strong_20_Emphasis"><text:span text:style-name="T16">1. </text:span></text:span><text:span text:style-name="Strong_20_Emphasis"><text:span text:style-name="T13">Актуальность разработки в контексте глобальных тенденций и состояния отечественной индустрии</text:span></text:span></text:p>
      <text:p text:style-name="P5"><text:span text:style-name="T19"><text:tab/>Современный мировой рынок компьютерных игр демонстрирует парадоксальную ситуацию. С одной стороны, он переживает период небывалого технологического и коммерческого роста, поддерживаемый крупными международными корпорациями, выпускающими высокобюджетные проекты-блокбастеры (AAA-игры). С другой стороны, благодаря доступности мощных инструментов разработки, таких как Unreal Engine и Unity, расцвел сегмент независимых (indie) студий, способных создавать инновационные и нишевые продукты, зачастую задающие новые тренды. В этом глобальном контексте жанр 3D-платформера, переживающий заметное возрождение после некоторого периода забвения, представляет собой перспективную нишу. Аудитория, ностальгирующая по классике жанра и ценящая чистый, требующий мастерства геймплей, с энтузиазмом встречает проекты, сочетающие в себе современную графику, сложный дизайн уровней и новые игровые механики. Именно в этой точке пересечения — между уважением к канонам жанра и стремлением к экспериментам — возникает пространство для актуальных разработок.</text:span></text:p>
      <text:p text:style-name="P2"><text:tab/>Однако ситуация на российском рынке разработки игр существенно отличается от глобальной. Несмотря на наличие ярких талантов и успешных кейсов, преимущественно в жанрах мобильных, казуальных и mid-core игр, отечественная индустрия сталкивается с системными вызовами. К ним относится ограниченный доступ к крупным инвестициям, сравнимый с бюджетами западных AAA-студий, что исторически сдерживало создание масштабных проектов с высокой стоимостью производства. Кроме того, наблюдается определенная зависимость от зарубежных технологий и движков, а также тенденция к клонированию успешных международных моделей, порой в <text:soft-page-break/>ущерб оригинальности. В результате, сектор сложных, ориентированных на геймплей и техничное исполнение проектов, к которым относятся и продвинутые 3D-платформеры, в России развит недостаточно. Это создает не только проблему, но и возможность. Разработка игры, сочетающей в себе нетипичные для отечественной практики амбиции — а именно интеграцию нескольких сложных геймлейных систем (платформинг, динамичный бой, интерактивная магия) в единый продукт на современном движке — представляет собой значимый практический вызов. Успешная реализация такого проекта может служить примером того, как, используя доступные профессиональные инструменты (в данном случае Unreal Engine 4), можно создавать конкурентоспособные по геймплею и технической реализации продукты, внося вклад в диверсификацию портфолио российских разработчиков и наращивание экспертизы в создании комплексных игровых механик.</text:p>
      <text:p text:style-name="P3"><text:span text:style-name="Strong_20_Emphasis"><text:span text:style-name="T13"><text:tab/></text:span></text:span><text:span text:style-name="Strong_20_Emphasis"><text:span text:style-name="T16">1.1. </text:span></text:span><text:span text:style-name="Strong_20_Emphasis"><text:span text:style-name="T13">Проблематика и ключевая задача проектирования игры</text:span></text:span></text:p>
      <text:p text:style-name="P3"><text:span text:style-name="T19"><text:tab/>Выявленная на глобальном и локальном рынке ниша для платформера конкретизируется в рамках данной работы через призму геймдизайна. Анализ популярных игр показывает, что лишь немногие проекты пытаются соединить несколько глубоких систем на равных правах. Чаще всего платформинг выступает как основной элемент, а бой — как упрощенная второстепенная механика, или наоборот. Таким образом, центральной </text:span><text:span text:style-name="Strong_20_Emphasis"><text:span text:style-name="T19">проектно-геймдизайнерской проблемой</text:span></text:span><text:span text:style-name="T19"> является органичный синтез трех сложных компонентов. Первый компонент — это </text:span><text:span text:style-name="Strong_20_Emphasis"><text:span text:style-name="T19">высокодинамичный и точный платформинг</text:span></text:span><text:span text:style-name="T19">, требующий от игрока мастерства в управлении персонажем, расчета прыжков и использования всего арсенала движения. Второй компонент — </text:span><text:span text:style-name="Strong_20_Emphasis"><text:span text:style-name="T19">глубокий и требовательный бой</text:span></text:span><text:span text:style-name="T19">, вдохновленный играми дуэльного жанра, где успех зависит от реакции, изучения паттернов противника и эффективного использования уклонений и контратак, адаптированный. Третий компонент — </text:span><text:soft-page-break/><text:span text:style-name="Strong_20_Emphasis"><text:span text:style-name="T19">гибкая система магии</text:span></text:span><text:span text:style-name="T19">, предоставляющая игроку инструменты не только для борьбы, но и для взаимодействия с окружающим миром и решения платформенных задач.</text:span></text:p>
      <text:p text:style-name="P2"><text:tab/>Основная трудность заключается не в реализации каждой из этих систем по отдельности, а в их взаимопроникновении. Боевая система не должна прерывать платформенный поток, а, напротив, дополнять его. Магия должна быть полезна в схватке, а ее использование — интуитивным и быстрым, чтобы не нарушать темп игры. Решение этой проблемы интеграции и составляет основную творческую и техническую задачу проекта.</text:p>
      <text:p text:style-name="P3"><text:span text:style-name="Strong_20_Emphasis"><text:span text:style-name="T13"><text:tab/></text:span></text:span><text:span text:style-name="Strong_20_Emphasis"><text:span text:style-name="T16">1.2. </text:span></text:span><text:span text:style-name="Strong_20_Emphasis"><text:span text:style-name="T13">Анализ существующих решений-аналогов</text:span></text:span></text:p>
      <text:p text:style-name="P3"><text:span text:style-name="T19"><text:tab/>Для поиска оптимальных решений был проведен детальный разбор игр, являющихся эталонами в интересующих аспектах. В области боевых систем ключевым ориентиром выступает игра </text:span><text:span text:style-name="Strong_20_Emphasis"><text:span text:style-name="T19">«Furi»</text:span></text:span><text:span text:style-name="T19">. Ее сила — в чистоте и сложности дуэльного взаимодействия, построенного на запоминании атак, идеальном тайминге уклонения-рывка (dash) и моментах для контратаки. Однако для целей платформера этот подход слишком узок, так как «Furi» лишена исследовательской составляющей и классических прыжковых последовательностей. Следовательно, боевую философию «Furi» — наказание за ошибку и награда за точность — необходимо перенести в условия более открытых арен и столкновений с множеством противников.</text:span></text:p>
      <text:p text:style-name="P3"><text:span text:style-name="T19"><text:tab/>С точки зрения творческого подхода к игровым механикам незаменимым источником идей является </text:span><text:span text:style-name="Strong_20_Emphasis"><text:span text:style-name="T19">«Magicka»</text:span></text:span><text:span text:style-name="T19">. Ее система комбинирования элементов в реальном времени для создания разнообразных заклинаний задала новый стандарт глубины. Однако ее чрезмерная сложность и потенциал для хаотичного геймплея делают ее напрямую неприменимой в динамичном платформере. Ценность здесь представляет сама идея взаимодействия стихий </text:span><text:soft-page-break/><text:span text:style-name="T19">(огонь, лед, электричество) как между собой, так и с окружением. Это служит основой для проектирования упрощенной, но выразительной магической системы, где, например, заморозка водного потока создает временный путь, а огненный взрыв может разрушить баррикаду.</text:span></text:p>
      <text:p text:style-name="P3"><text:span text:style-name="Strong_20_Emphasis"><text:span text:style-name="T13"><text:tab/></text:span></text:span><text:span text:style-name="Strong_20_Emphasis"><text:span text:style-name="T16">1.3. </text:span></text:span><text:span text:style-name="Strong_20_Emphasis"><text:span text:style-name="T13">Цель и задачи выпускной квалификационной работы</text:span></text:span></text:p>
      <text:p text:style-name="P4"><text:span text:style-name="T19">Проведенный анализ подтверждает наличие не только рыночной, но и творческой возможности для создания продукта, лишенного выявленных недостатков аналогов. Ни один из рассмотренных проектов не предлагает полноценного симбиоза сложного изометрического платформинга, динамичного «роевого» боя в стиле дуэльных игр и креативной магии, влияющей на мир. Поэтому </text:span><text:span text:style-name="Strong_20_Emphasis"><text:span text:style-name="T19">целью данной работы</text:span></text:span><text:span text:style-name="T19"> является разработка и реализация функционирующего прототипа 3D-компьютерной игры в жанре платформер, который интегрирует заявленные механики на основе движка Unreal Engine 4, тем самым внося практический вклад в освоение отечественными разработчиками методологии создания сложных геймплейных систем.</text:span></text:p>
      <text:p text:style-name="P7"><text:span text:style-name="T31"><text:tab/>Для последовательного достижения поставленной цели необходимо выполнить ряд взаимосвязанных задач. Первоочередной задачей является проектирование геймдизайн-документа, который формализует концепцию и детально описывает ключевые механики: управление персонажем, боевую систему, магию и их взаимодействие. Следующая задача заключается в обосновании выбора изометрической проекции и создании на ее основе прототипов уровней (blockout), которые используют преимущества такого вида для платформенных испытаний и тактического боя. Техническая реализация начнется с программирования базового функционала управления персонажем и камеры в среде Unreal Engine 4. Параллельно будет разрабатываться и внедряться система боя, включающая базовые атаки, уклонения и искусственный интеллект для нескольких типов врагов. Отдельным </text:span><text:soft-page-break/><text:span text:style-name="T31">комплексным этапом станет создание прототипа магической системы, позволяющей комбинировать элементы для различных тактических и средовых эффектов. Финальной задачей является интеграция всех систем, их балансировка и тестирование в рамках целостного игрового цикла на созданных уровнях, что позволит оценить достижение поставленной цели по созданию гармоничного игрового опыта.</text:span></text:p>
      <text:p text:style-name="P6"><text:span text:style-name="Strong_20_Emphasis"><text:span text:style-name="T20"/></text:span></text:p>
      <text:p text:style-name="P6"><text:span text:style-name="Strong_20_Emphasis"><text:span text:style-name="T20"/></text:span></text:p>
      <text:p text:style-name="P6"><text:span text:style-name="Strong_20_Emphasis"><text:span text:style-name="T20"/></text:span></text:p>
      <text:p text:style-name="P6"><text:span text:style-name="Strong_20_Emphasis"><text:span text:style-name="T20"/></text:span></text:p>
      <text:p text:style-name="P6"><text:span text:style-name="Strong_20_Emphasis"><text:span text:style-name="T20"/></text:span></text:p>
      <text:p text:style-name="P6"><text:span text:style-name="Strong_20_Emphasis"><text:span text:style-name="T20"/></text:span></text:p>
      <text:p text:style-name="P6"><text:span text:style-name="Strong_20_Emphasis"><text:span text:style-name="T20"/></text:span></text:p>
      <text:p text:style-name="P6"><text:span text:style-name="Strong_20_Emphasis"><text:span text:style-name="T20"/></text:span></text:p>
      <text:p text:style-name="P6"><text:span text:style-name="Strong_20_Emphasis"><text:span text:style-name="T20"/></text:span></text:p>
      <text:p text:style-name="P6"><text:span text:style-name="Strong_20_Emphasis"><text:span text:style-name="T20"/></text:span></text:p>
      <text:p text:style-name="P6"><text:span text:style-name="Strong_20_Emphasis"><text:span text:style-name="T20"/></text:span></text:p>
      <text:p text:style-name="P6"><text:span text:style-name="Strong_20_Emphasis"><text:span text:style-name="T20"/></text:span></text:p>
      <text:p text:style-name="P6"><text:span text:style-name="Strong_20_Emphasis"><text:span text:style-name="T20"/></text:span></text:p>
      <text:p text:style-name="P6"><text:span text:style-name="Strong_20_Emphasis"><text:span text:style-name="T20"/></text:span></text:p>
      <text:p text:style-name="P6"><text:span text:style-name="Strong_20_Emphasis"><text:span text:style-name="T20"/></text:span></text:p>
      <text:p text:style-name="P6"><text:span text:style-name="Strong_20_Emphasis"><text:span text:style-name="T20"/></text:span></text:p>
      <text:p text:style-name="P6"><text:span text:style-name="Strong_20_Emphasis"><text:span text:style-name="T20"/></text:span></text:p>
      <text:p text:style-name="P6"><text:span text:style-name="Strong_20_Emphasis"><text:span text:style-name="T20"/></text:span></text:p>
      <text:p text:style-name="P6"><text:soft-page-break/><text:span text:style-name="Strong_20_Emphasis"><text:span text:style-name="T28">2.1</text:span></text:span><text:span text:style-name="Strong_20_Emphasis"><text:span text:style-name="T32">. </text:span></text:span><text:span text:style-name="Strong_20_Emphasis"><text:span text:style-name="T28">Критерии</text:span></text:span><text:span text:style-name="Strong_20_Emphasis"><text:span text:style-name="T32"> </text:span></text:span><text:span text:style-name="Strong_20_Emphasis"><text:span text:style-name="T28">выбора</text:span></text:span><text:span text:style-name="Strong_20_Emphasis"><text:span text:style-name="T32"> </text:span></text:span><text:span text:style-name="Strong_20_Emphasis"><text:span text:style-name="T28">инструментария</text:span></text:span><text:span text:style-name="Strong_20_Emphasis"><text:span text:style-name="T32"> </text:span></text:span><text:span text:style-name="Strong_20_Emphasis"><text:span text:style-name="T28">для</text:span></text:span><text:span text:style-name="Strong_20_Emphasis"><text:span text:style-name="T32"> </text:span></text:span><text:span text:style-name="Strong_20_Emphasis"><text:span text:style-name="T28">создания</text:span></text:span><text:span text:style-name="Strong_20_Emphasis"><text:span text:style-name="T32"> </text:span></text:span><text:span text:style-name="Strong_20_Emphasis"><text:span text:style-name="T28">3D</text:span></text:span><text:span text:style-name="Strong_20_Emphasis"><text:span text:style-name="T32">-</text:span></text:span><text:span text:style-name="Strong_20_Emphasis"><text:span text:style-name="T29">игры</text:span></text:span></text:p>
      <text:p text:style-name="P3"><text:span text:style-name="T19"><text:tab/>Выбор технологического стека является фундаментальным решением, определяющим эффективность разработки, качество итогового продукта и масштабируемость проекта. При создании игры, сочетающей сложный геймплей, трехмерную графику и динамичные взаимодействия, этот выбор должен удовлетворять нескольким ключевым критериям. Во-первых, инструменты должны обеспечивать </text:span><text:span text:style-name="Strong_20_Emphasis"><text:span text:style-name="T19">высокую производительность</text:span></text:span><text:span text:style-name="T19"> рендеринга и расчетов физики, что критично для динамичного платформера с моментальной реакцией на действия игрока. Во-вторых, необходим </text:span><text:span text:style-name="Strong_20_Emphasis"><text:span text:style-name="T19">эффективный и гибкий рабочий процесс</text:span></text:span><text:span text:style-name="T19">, позволяющий быстро прототипировать механики, итерировать дизайн уровней и интегрировать контент. В-третьих, учитывая специфику российского рынка с его бюджетными ограничениями, предпочтение отдается </text:span><text:span text:style-name="Strong_20_Emphasis"><text:span text:style-name="T19">доступным или условно-бесплатным решениям</text:span></text:span><text:span text:style-name="T19"> профессионального уровня с богатой обучающей базой и комьюнити. Наконец, стэк должен поддерживать </text:span><text:span text:style-name="Strong_20_Emphasis"><text:span text:style-name="T19">модульность и чистоту архитектуры</text:span></text:span><text:span text:style-name="T19">, что особенно важно для дипломного проекта, демонстрирующего не только художественный, но и инженерный замысел.</text:span></text:p>
      <text:p text:style-name="P3"><text:span text:style-name="Strong_20_Emphasis"><text:span text:style-name="T19"><text:tab/></text:span></text:span><text:span text:style-name="Strong_20_Emphasis"><text:span text:style-name="T13">2.2. Unreal Engine 4 как основной движок разработки</text:span></text:span></text:p>
      <text:p text:style-name="P3"><text:span text:style-name="T19"><text:tab/>В качестве основного движка для реализации проекта выбран </text:span><text:span text:style-name="Strong_20_Emphasis"><text:span text:style-name="T19">Unreal Engine 4 (UE4)</text:span></text:span><text:span text:style-name="T19">. Данный выбор является обоснованным и отвечает всем поставленным критериям. Unreal Engine 4 представляет собой полнофункциональный комплект для разработки игр любого жанра и масштаба, от инди-проектов до AAA-блокбастеров, что подтверждается его широким использованием в мировой индустрии.</text:span></text:p>
      <text:p text:style-name="P3"><text:span text:style-name="Strong_20_Emphasis"><text:span text:style-name="T19"><text:tab/>Технические преимущества для целевого проекта.</text:span></text:span><text:span text:style-name="T19"> Для создания изометрического 3D-платформера критически важны мощные системы </text:span><text:soft-page-break/><text:span text:style-name="T19">рендеринга и работы с трехмерным пространством. UE4 предоставляет продвинутый </text:span><text:span text:style-name="Strong_20_Emphasis"><text:span text:style-name="T19">рендерер с поддержкой PBR (Physically Based Rendering)</text:span></text:span><text:span text:style-name="T19">, динамического освещения и сложных пост-обработок, что позволяет достичь визуального качества, соответствующего современным стандартам, даже при стилизованной графике. Система </text:span><text:span text:style-name="Strong_20_Emphasis"><text:span text:style-name="T19">Blueprint Visual Scripting</text:span></text:span><text:span text:style-name="T19"> является ключевым фактором для быстрого прототипирования. Она позволяет реализовывать и настраивать игровую логику, поведение персонажей, триггеры событий и систему взаимодействий без написания кода, используя визуальные ноды. Это существенно ускоряет итерационный процесс геймдизайна, позволяя проверять идеи механик платформинга и боя в считанные минуты. При этом, для создания высокопроизводительных, сложных систем (таких как алгоритмы ИИ врагов или кастомная система комбинирования магии) движок предоставляет полный доступ к коду на языке </text:span><text:span text:style-name="Strong_20_Emphasis"><text:span text:style-name="T19">C++</text:span></text:span><text:span text:style-name="T19">. Возможность гибридной разработки, где базовые механики создаются в Blueprint, а оптимизированный низкоуровневый функционал — на C++, предоставляет идеальный баланс между скоростью разработки и контролем над производительностью.</text:span></text:p>
      <text:p text:style-name="P3"><text:span text:style-name="Strong_20_Emphasis"><text:span text:style-name="T19"><text:tab/>Опыт работы и образовательный аспект.</text:span></text:span><text:span text:style-name="T19"> Наличие практического опыта работы с данным движком упрощает процесс разработки и снижает порог вхождения, позволяя сконцентрироваться на творческих и инженерных задачах, а не на изучении базовых принципов нового инструмента. С точки зрения образовательной ценности ВКР, использование UE4 демонстрирует владение промышленным стандартом, что является весомым аргументом для потенциальных работодателей в игровой индустрии. Кроме того, обширная документация, активное комьюнити и множество бесплатных обучающих материалов, доступных на рынке, минимизируют риски возникновения нерешаемых технических проблем.</text:span></text:p>
      <text:p text:style-name="P3"><text:span text:style-name="Strong_20_Emphasis"><text:span text:style-name="T19"><text:tab/></text:span></text:span><text:span text:style-name="Strong_20_Emphasis"><text:span text:style-name="T13">2.3. Blender как универсальное решение для создания и подготовки контента</text:span></text:span></text:p>
      <text:p text:style-name="P3"><text:soft-page-break/><text:span text:style-name="T19"><text:tab/>Для задач трехмерного моделирования, UV-развертки, риггинга и анимации выбран </text:span><text:span text:style-name="Strong_20_Emphasis"><text:span text:style-name="T19">Blender</text:span></text:span><text:span text:style-name="T19">. Это решение продиктовано стратегией создания эффективного и экономичного конвейера (pipeline) разработки контента. Blender является полностью </text:span><text:span text:style-name="Strong_20_Emphasis"><text:span text:style-name="T19">бесплатным и open-source</text:span></text:span><text:span text:style-name="T19"> пакетом, функционал которого не уступает, а в некоторых аспектах превосходит коммерческие аналоги (3ds Max, Maya). Его интеграция с Unreal Engine 4 хорошо отлажена: существуют официальные и комьюнити-плагины для прямого экспорта моделей и анимаций в формат </text:span><text:span text:style-name="Source_20_Text"><text:span text:style-name="T21">.fbx</text:span></text:span><text:span text:style-name="T19"> или даже в виде готовых ассетов UE4.</text:span></text:p>
      <text:p text:style-name="P3"><text:span text:style-name="T19"><text:tab/>В контексте проекта Blender решает несколько специфических задач. Во-первых, он позволяет создавать </text:span><text:span text:style-name="Strong_20_Emphasis"><text:span text:style-name="T19">прототипы уровней (blockout)</text:span></text:span><text:span text:style-name="T19"> из простых геометрических примитивов, которые затем можно быстро импортировать в движок для проверки геймплея и масштабов. Во-вторых, с его помощью будет осуществляться </text:span><text:span text:style-name="Strong_20_Emphasis"><text:span text:style-name="T19">финальное моделирование</text:span></text:span><text:span text:style-name="T19"> ключевых объектов окружения, архитектуры и реквизита, стилизованных под визуальный ряд игры. В-третьих, что особенно важно для платформера, — это работа с </text:span><text:span text:style-name="Strong_20_Emphasis"><text:span text:style-name="T19">анимацией</text:span></text:span><text:span text:style-name="T19">. Blender обладает мощной нелинейной системой анимации (NLA Editor), инструментами для создания скелетной анимации (rigging) и редактором кривых (Graph Editor). Это позволяет автору самостоятельно создавать и редактировать все необходимые анимации персонажа: движения бега, прыжков, уклонений, атак, что является обязательным условием для достижения высокой отзывчивости и удовлетворяющего игрового процесса. Возможность оперативно корректировать модели и их UV-развертки без необходимости приобретения дорогостоящих лицензий делает Blender оптимальным выбором для независимой разработки.</text:span></text:p>
      <text:p text:style-name="P3"><text:span text:style-name="Strong_20_Emphasis"><text:span text:style-name="T13"><text:tab/></text:span></text:span></text:p>
      <text:p text:style-name="P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nlo" svg:font-family="Menlo, Monaco, Consolas, 'Cascadia Mono', 'Ubuntu Mono', 'DejaVu Sans Mono', 'Liberation Mono', 'JetBrains Mono', 'Fira Code', Cousine, 'Roboto Mono', 'Courier New', Courier, sans-serif, system-ui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quote-cjk-patch" svg:font-family="quote-cjk-patch, Inter, system-ui, apple-system, BlinkMacSystemFont, 'Segoe UI', Roboto, Oxygen, Ubuntu, Cantarell, 'Open Sans', 'Helvetica Neue'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12-21T17:20:39.615000000</meta:creation-date>
    <dc:date>2025-12-21T18:13:11.198000000</dc:date>
    <meta:editing-duration>PT3M30S</meta:editing-duration>
    <meta:editing-cycles>1</meta:editing-cycles>
    <meta:document-statistic meta:table-count="0" meta:image-count="0" meta:object-count="0" meta:page-count="8" meta:paragraph-count="23" meta:word-count="1509" meta:character-count="12568" meta:non-whitespace-character-count="11047"/>
    <meta:generator>LibreOffice/24.2.5.2$Windows_X86_64 LibreOffice_project/bffef4ea93e59bebbeaf7f431bb02b1a39ee8a59</meta:generator>
  </office:meta>
</office:document-meta>
</file>